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db75b"/>
    </style:style>
    <style:style style:name="T1" style:family="text">
      <style:text-properties officeooo:rsid="000db7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text:span>mplificador logarítmico:</text:p>
      <text:p text:style-name="P1"/>
      <text:p text:style-name="P1">Es un tipo de amplificador que produce una salida proporcional al logaritmo de la señal de entrada. Se utiliza comúnmente en aplicaciones donde se requiere una respuesta de amplio rango dinámico, como en sistemas de medición y en análisis de señales. Este circuito generalmente se implementa con un opamp y un diodo en la retroalimentación.<text:line-break/></text:p>
      <text:p text:style-name="P1">Oscilador de onda cuadrada:</text:p>
      <text:p text:style-name="P1"/>
      <text:p text:style-name="P1">Genera una señal de salida que alterna entre dos niveles, produciendo una forma de onda cuadrada. Suele usarse en aplicaciones de temporización y en circuitos digitales. Un ejemplo común es el oscilador multivibrador astable, que utiliza opamps o transistores.</text:p>
      <text:p text:style-name="P1"/>
      <text:p text:style-name="P1">Oscilador de onda senoidal:</text:p>
      <text:p text:style-name="P1"/>
      <text:p text:style-name="P1">Produce una señal de salida con forma de onda senoidal pura. Es útil en aplicaciones que requieren una señal de frecuencia específica, como en generadores de audio o RF. Los osciladores de puente de Wien y de fase desplazada son ejemplos comunes de osciladores de onda senoidal.</text:p>
      <text:p text:style-name="P1"/>
      <text:p text:style-name="P1">Filtros activos con opamp:</text:p>
      <text:p text:style-name="P1"/>
      <text:p text:style-name="P1">Son filtros que utilizan amplificadores operacionales para mejorar la selectividad y ganancia de la señal en ciertas frecuencias. Existen filtros de diferentes tipos, como el pasa-bajos, pasa-altos, pasa-banda y rechaza-banda, cada uno con aplicaciones específicas en procesamiento de señales y eliminación de ruido.</text:p>
      <text:p text:style-name="P1"/>
      <text:p text:style-name="P1">Circuito integrador:</text:p>
      <text:p text:style-name="P1"/>
      <text:p text:style-name="P1">Convierte una señal de entrada en una señal cuya amplitud es proporcional a la integral de la entrada respecto al tiempo. Se usa en sistemas de control, procesamiento de señales y generación de ondas triangulares. Un opamp en configuración de retroalimentación con un capacitor permite implementar este circuito.</text:p>
      <text:p text:style-name="P1"/>
      <text:p text:style-name="P1">Circuito derivador:</text:p>
      <text:p text:style-name="P1"/>
      <text:p text:style-name="P1">Genera una salida proporcional a la derivada de la señal de entrada. Este circuito se usa en aplicaciones donde se requiere detectar cambios rápidos en la señal de entrada. La configuración básica incluye un opamp con un capacitor en la entrada y una resistencia en la retroalimentació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style:rfc-language-tag="es-419" fo:language="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style:rfc-language-tag="es-419" fo:language="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4T18:53:54.096000000</meta:creation-date>
    <dc:date>2024-11-04T18:56:03.199000000</dc:date>
    <meta:editing-duration>PT2M15S</meta:editing-duration>
    <meta:editing-cycles>1</meta:editing-cycles>
    <meta:document-statistic meta:table-count="0" meta:image-count="0" meta:object-count="0" meta:page-count="1" meta:paragraph-count="12" meta:word-count="297" meta:character-count="1938" meta:non-whitespace-character-count="1652"/>
    <meta:generator>LibreOffice/24.8.0.3$Windows_X86_64 LibreOffice_project/0bdf1299c94fe897b119f97f3c613e9dca6be583</meta:generator>
  </office:meta>
</office:document-meta>
</file>